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/>
    <style:style style:name="ce4" style:family="table-cell" style:parent-style-name="Default" style:data-style-name="N26"/>
    <style:style style:name="ce5" style:family="table-cell" style:parent-style-name="Porcentaje" style:data-style-name="N13"/>
    <style:style style:name="ce6" style:family="table-cell" style:parent-style-name="Porcentaje" style:data-style-name="N14"/>
    <style:style style:name="ce7" style:family="table-cell" style:parent-style-name="Default" style:data-style-name="N14"/>
    <style:style style:name="ce8" style:family="table-cell" style:parent-style-name="Default" style:data-style-name="N2"/>
    <style:style style:name="ce9" style:family="table-cell" style:parent-style-name="Default" style:data-style-name="N36"/>
    <style:style style:name="ce10" style:family="table-cell" style:parent-style-name="Porcentaje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4.28625cm" style:use-optimal-column-width="true"/>
    </style:style>
    <style:style style:name="co9" style:family="table-column">
      <style:table-column-properties fo:break-before="auto" style:column-width="4.524375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3.30729166666667cm" style:use-optimal-column-width="true"/>
    </style:style>
    <style:style style:name="co13" style:family="table-column">
      <style:table-column-properties fo:break-before="auto" style:column-width="4.841875cm" style:use-optimal-column-width="true"/>
    </style:style>
    <style:style style:name="co14" style:family="table-column">
      <style:table-column-properties fo:break-before="auto" style:column-width="2.778125cm" style:use-optimal-column-width="true"/>
    </style:style>
    <style:style style:name="co15" style:family="table-column">
      <style:table-column-properties fo:break-before="auto" style:column-width="4.89479166666667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32833333333333cm" style:use-optimal-column-width="true"/>
    </style:style>
    <style:style style:name="co18" style:family="table-column">
      <style:table-column-properties fo:break-before="auto" style:column-width="4.49791666666667cm" style:use-optimal-column-width="true"/>
    </style:style>
    <style:style style:name="co19" style:family="table-column">
      <style:table-column-properties fo:break-before="auto" style:column-width="4.65666666666667cm" style:use-optimal-column-width="true"/>
    </style:style>
    <style:style style:name="co20" style:family="table-column">
      <style:table-column-properties fo:break-before="auto" style:column-width="3.99520833333333cm" style:use-optimal-column-width="true"/>
    </style:style>
    <style:style style:name="co21" style:family="table-column">
      <style:table-column-properties fo:break-before="auto" style:column-width="5.05354166666667cm" style:use-optimal-column-width="true"/>
    </style:style>
    <style:style style:name="co22" style:family="table-column">
      <style:table-column-properties fo:break-before="auto" style:column-width="5.55625cm" style:use-optimal-column-width="true"/>
    </style:style>
    <style:style style:name="co23" style:family="table-column">
      <style:table-column-properties fo:break-before="auto" style:column-width="5.95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Language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End time</text:p>
          </table:table-cell>
          <table:table-cell office:value-type="string" table:style-name="ce3">
            <text:p>Elapsed time</text:p>
          </table:table-cell>
          <table:table-cell office:value-type="string" table:style-name="ce3">
            <text:p>Elapsed seconds</text:p>
          </table:table-cell>
          <table:table-cell office:value-type="string" table:style-name="ce3">
            <text:p>Mousotron time</text:p>
          </table:table-cell>
          <table:table-cell office:value-type="string" table:style-name="ce3">
            <text:p>Mousotron idle time</text:p>
          </table:table-cell>
          <table:table-cell office:value-type="string" table:style-name="ce3">
            <text:p>Mousotron total time</text:p>
          </table:table-cell>
          <table:table-cell office:value-type="string" table:style-name="ce3">
            <text:p>Mousotron total seconds</text:p>
          </table:table-cell>
          <table:table-cell office:value-type="string" table:style-name="ce3">
            <text:p>Completeness Percentage</text:p>
          </table:table-cell>
          <table:table-cell office:value-type="string" table:style-name="ce3">
            <text:p>Precision</text:p>
          </table:table-cell>
          <table:table-cell office:value-type="string" table:style-name="ce3">
            <text:p>Keystrokes</text:p>
          </table:table-cell>
          <table:table-cell office:value-type="string" table:style-name="ce3">
            <text:p>Left button clicks</text:p>
          </table:table-cell>
          <table:table-cell office:value-type="string" table:style-name="ce3">
            <text:p>Right button clicks</text:p>
          </table:table-cell>
          <table:table-cell office:value-type="string" table:style-name="ce3">
            <text:p>Mousewheel scroll</text:p>
          </table:table-cell>
          <table:table-cell office:value-type="string" table:style-name="ce3">
            <text:p>Yards</text:p>
          </table:table-cell>
          <table:table-cell office:value-type="string" table:style-name="ce3">
            <text:p>Inches</text:p>
          </table:table-cell>
          <table:table-cell office:value-type="string" table:style-name="ce3">
            <text:p>Meters</text:p>
          </table:table-cell>
          <table:table-cell office:value-type="string" table:style-name="ce3">
            <text:p>Flexibility on new mappings</text:p>
          </table:table-cell>
          <table:table-cell table:number-columns-repeated="1636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hExML</text:p>
          </table:table-cell>
          <table:table-cell office:value-type="time" office:time-value="PT20H25M53S" table:style-name="ce2">
            <text:p>20:25</text:p>
          </table:table-cell>
          <table:table-cell office:value-type="time" office:time-value="PT20H33M5S" table:style-name="ce4">
            <text:p>20:33:05</text:p>
          </table:table-cell>
          <table:table-cell office:value-type="time" office:time-value="PT0H7M12S" table:formula="of:=[.D2]-[.C2]" table:style-name="ce4">
            <text:p>0:07:12</text:p>
          </table:table-cell>
          <table:table-cell office:value-type="float" office:value="432" table:formula="of:=MINUTE([.E2])*60+SECOND([.E2])" table:style-name="ce8">
            <text:p>432,00</text:p>
          </table:table-cell>
          <table:table-cell office:value-type="time" office:time-value="PT0H3M48S" table:style-name="ce9">
            <text:p>0:03:48</text:p>
          </table:table-cell>
          <table:table-cell office:value-type="time" office:time-value="PT0H1M36S" table:style-name="ce9">
            <text:p>0:01:36</text:p>
          </table:table-cell>
          <table:table-cell office:value-type="time" office:time-value="PT0H5M24S" table:formula="of:=[.G2]+[.H2]" table:style-name="ce9">
            <text:p>0:05:24</text:p>
          </table:table-cell>
          <table:table-cell office:value-type="float" office:value="324" table:formula="of:=MINUTE([.I2])*60+SECOND([.I2])" table:style-name="ce8">
            <text:p>324,00</text:p>
          </table:table-cell>
          <table:table-cell office:value-type="float" office:value="1" table:formula="of:=[Hoja2.H2]" table:style-name="ce8">
            <text:p>1,00</text:p>
          </table:table-cell>
          <table:table-cell office:value-type="float" office:value="0.51543209876543206" table:formula="of:=[.J3]/MIN([.F2]; [.J2])*[.K2]" table:style-name="ce10">
            <text:p>0,52</text:p>
          </table:table-cell>
          <table:table-cell office:value-type="float" office:value="61" table:style-name="ce3">
            <text:p>6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.6211840138488318" table:formula="of:=[.Q2]/1.094+[.R2]/39.37" table:style-name="ce3">
            <text:p>4,621184014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hExML</text:p>
          </table:table-cell>
          <table:table-cell office:value-type="time" office:time-value="PT20H28M49S" table:style-name="ce2">
            <text:p>20:28</text:p>
          </table:table-cell>
          <table:table-cell office:value-type="time" office:time-value="PT20H32M29S" table:style-name="ce4">
            <text:p>20:32:29</text:p>
          </table:table-cell>
          <table:table-cell office:value-type="time" office:time-value="PT0H3M40S" table:formula="of:=[.D3]-[.C3]" table:style-name="ce4">
            <text:p>0:03:40</text:p>
          </table:table-cell>
          <table:table-cell office:value-type="float" office:value="220" table:formula="of:=MINUTE([.E3])*60+SECOND([.E3])" table:style-name="ce8">
            <text:p>220,00</text:p>
          </table:table-cell>
          <table:table-cell office:value-type="time" office:time-value="PT0H2M6S" table:style-name="ce9">
            <text:p>0:02:06</text:p>
          </table:table-cell>
          <table:table-cell office:value-type="time" office:time-value="PT0H0M41S" table:style-name="ce9">
            <text:p>0:00:41</text:p>
          </table:table-cell>
          <table:table-cell office:value-type="time" office:time-value="PT0H2M47S" table:formula="of:=[.G3]+[.H3]" table:style-name="ce9">
            <text:p>0:02:47</text:p>
          </table:table-cell>
          <table:table-cell office:value-type="float" office:value="167" table:formula="of:=MINUTE([.I3])*60+SECOND([.I3])" table:style-name="ce8">
            <text:p>167,00</text:p>
          </table:table-cell>
          <table:table-cell office:value-type="float" office:value="1" table:formula="of:=[Hoja2.H3]" table:style-name="ce8">
            <text:p>1,00</text:p>
          </table:table-cell>
          <table:table-cell office:value-type="float" office:value="1" table:formula="of:=[.J3]/MIN([.F3];[.J3])*[.K3]" table:style-name="ce10">
            <text:p>1,00</text:p>
          </table:table-cell>
          <table:table-cell office:value-type="float" office:value="43" table:style-name="ce3">
            <text:p>4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.5957839630487296" table:formula="of:=[.Q3]/1.094+[.R3]/39.37" table:style-name="ce3">
            <text:p>4,595783963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ShExML</text:p>
          </table:table-cell>
          <table:table-cell office:value-type="time" office:time-value="PT20H29M41S" table:style-name="ce2">
            <text:p>20:29</text:p>
          </table:table-cell>
          <table:table-cell office:value-type="time" office:time-value="PT20H44M20S" table:style-name="ce4">
            <text:p>20:44:20</text:p>
          </table:table-cell>
          <table:table-cell office:value-type="time" office:time-value="PT0H14M39S" table:formula="of:=[.D4]-[.C4]" table:style-name="ce4">
            <text:p>0:14:39</text:p>
          </table:table-cell>
          <table:table-cell office:value-type="float" office:value="879" table:formula="of:=MINUTE([.E4])*60+SECOND([.E4])" table:style-name="ce8">
            <text:p>879,00</text:p>
          </table:table-cell>
          <table:table-cell office:value-type="time" office:time-value="PT0H12M50S" table:style-name="ce9">
            <text:p>0:12:50</text:p>
          </table:table-cell>
          <table:table-cell office:value-type="time" office:time-value="PT0H1M10S" table:style-name="ce9">
            <text:p>0:01:10</text:p>
          </table:table-cell>
          <table:table-cell office:value-type="time" office:time-value="PT0H14M0S" table:formula="of:=[.G4]+[.H4]" table:style-name="ce9">
            <text:p>0:14:00</text:p>
          </table:table-cell>
          <table:table-cell office:value-type="float" office:value="840" table:formula="of:=MINUTE([.I4])*60+SECOND([.I4])" table:style-name="ce8">
            <text:p>840,00</text:p>
          </table:table-cell>
          <table:table-cell office:value-type="float" office:value="0.63157894736842102" table:formula="of:=[Hoja2.H4]" table:style-name="ce8">
            <text:p>0,63</text:p>
          </table:table-cell>
          <table:table-cell office:value-type="float" office:value="0.12556390977443607" table:formula="of:=[.J3]/MIN([.F4];[.J4])*[.K4]" table:style-name="ce10">
            <text:p>0,13</text:p>
          </table:table-cell>
          <table:table-cell office:value-type="float" office:value="438" table:style-name="ce3">
            <text:p>438</text:p>
          </table:table-cell>
          <table:table-cell office:value-type="float" office:value="207" table:style-name="ce3">
            <text:p>207</text:p>
          </table:table-cell>
          <table:table-cell office:value-type="float" office:value="0" table:style-name="ce3">
            <text:p>0</text:p>
          </table:table-cell>
          <table:table-cell office:value-type="float" office:value="288" table:style-name="ce3">
            <text:p>288</text:p>
          </table:table-cell>
          <table:table-cell office:value-type="float" office:value="41" table:style-name="ce3">
            <text:p>41</text:p>
          </table:table-cell>
          <table:table-cell office:value-type="float" office:value="11" table:style-name="ce3">
            <text:p>11</text:p>
          </table:table-cell>
          <table:table-cell office:value-type="float" office:value="37.756548639239867" table:formula="of:=[.Q4]/1.094+[.R4]/39.37" table:style-name="ce3">
            <text:p>37,75654864</text:p>
          </table:table-cell>
          <table:table-cell office:value-type="float" office:value="2" table:style-name="ce3">
            <text:p>2</text:p>
          </table:table-cell>
          <table:table-cell table:number-columns-repeated="1636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hExML</text:p>
          </table:table-cell>
          <table:table-cell office:value-type="time" office:time-value="PT20H34M49S" table:style-name="ce2">
            <text:p>20:34</text:p>
          </table:table-cell>
          <table:table-cell office:value-type="time" office:time-value="PT20H41M40S" table:style-name="ce4">
            <text:p>20:41:40</text:p>
          </table:table-cell>
          <table:table-cell office:value-type="time" office:time-value="PT0H6M51S" table:formula="of:=[.D5]-[.C5]" table:style-name="ce4">
            <text:p>0:06:51</text:p>
          </table:table-cell>
          <table:table-cell office:value-type="float" office:value="411" table:formula="of:=MINUTE([.E5])*60+SECOND([.E5])" table:style-name="ce8">
            <text:p>411,00</text:p>
          </table:table-cell>
          <table:table-cell office:value-type="time" office:time-value="PT0H5M41S" table:style-name="ce9">
            <text:p>0:05:41</text:p>
          </table:table-cell>
          <table:table-cell office:value-type="time" office:time-value="PT0H1M43S" table:style-name="ce9">
            <text:p>0:01:43</text:p>
          </table:table-cell>
          <table:table-cell office:value-type="time" office:time-value="PT0H7M24S" table:formula="of:=[.G5]+[.H5]" table:style-name="ce9">
            <text:p>0:07:24</text:p>
          </table:table-cell>
          <table:table-cell office:value-type="float" office:value="444" table:formula="of:=MINUTE([.I5])*60+SECOND([.I5])" table:style-name="ce8">
            <text:p>444,00</text:p>
          </table:table-cell>
          <table:table-cell office:value-type="float" office:value="1" table:formula="of:=[Hoja2.H5]" table:style-name="ce8">
            <text:p>1,00</text:p>
          </table:table-cell>
          <table:table-cell office:value-type="float" office:value="0.40632603406326034" table:formula="of:=[.J3]/MIN([.F5];[.J5])*[.K5]" table:style-name="ce10">
            <text:p>0,41</text:p>
          </table:table-cell>
          <table:table-cell office:value-type="float" office:value="147" table:style-name="ce3">
            <text:p>147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05" table:style-name="ce3">
            <text:p>105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6.1194619647008945" table:formula="of:=[.Q5]/1.094+[.R5]/39.37" table:style-name="ce3">
            <text:p>6,119461965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ShExML</text:p>
          </table:table-cell>
          <table:table-cell office:value-type="time" office:time-value="PT20H43M4S" table:style-name="ce2">
            <text:p>20:43</text:p>
          </table:table-cell>
          <table:table-cell office:value-type="time" office:time-value="PT20H43M7S" table:style-name="ce4">
            <text:p>20:43:07</text:p>
          </table:table-cell>
          <table:table-cell office:value-type="time" office:time-value="PT0H0M3S" table:formula="of:=[.D6]-[.C6]" table:style-name="ce4">
            <text:p>0:00:03</text:p>
          </table:table-cell>
          <table:table-cell office:value-type="float" office:value="3" table:formula="of:=MINUTE([.E6])*60+SECOND([.E6])" table:style-name="ce8">
            <text:p>3,00</text:p>
          </table:table-cell>
          <table:table-cell office:value-type="time" office:time-value="PT0H1M58S" table:style-name="ce9">
            <text:p>0:01:58</text:p>
          </table:table-cell>
          <table:table-cell office:value-type="time" office:time-value="PT0H0M0S" table:style-name="ce9">
            <text:p>0:00:00</text:p>
          </table:table-cell>
          <table:table-cell office:value-type="time" office:time-value="PT0H1M58S" table:formula="of:=[.G6]+[.H6]" table:style-name="ce9">
            <text:p>0:01:58</text:p>
          </table:table-cell>
          <table:table-cell office:value-type="float" office:value="118" table:formula="of:=MINUTE([.I6])*60+SECOND([.I6])" table:style-name="ce8">
            <text:p>118,00</text:p>
          </table:table-cell>
          <table:table-cell office:value-type="float" office:value="0.75" table:formula="of:=[Hoja2.H6]" table:style-name="ce8">
            <text:p>0,75</text:p>
          </table:table-cell>
          <table:table-cell office:value-type="float" office:value="0.75" table:formula="of:=[.K6]" table:style-name="ce10">
            <text:p>0,75</text:p>
          </table:table-cell>
          <table:table-cell office:value-type="float" office:value="343" table:style-name="ce3">
            <text:p>343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223" table:style-name="ce3">
            <text:p>22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.4844606946983543" table:formula="of:=[.Q6]/1.094+[.R6]/39.37" table:style-name="ce3">
            <text:p>5,484460695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ShExML</text:p>
          </table:table-cell>
          <table:table-cell office:value-type="time" office:time-value="PT20H43M11S" table:style-name="ce2">
            <text:p>20:43</text:p>
          </table:table-cell>
          <table:table-cell office:value-type="time" office:time-value="PT20H43M19S" table:style-name="ce4">
            <text:p>20:43:19</text:p>
          </table:table-cell>
          <table:table-cell office:value-type="time" office:time-value="PT0H0M8S" table:formula="of:=[.D7]-[.C7]" table:style-name="ce4">
            <text:p>0:00:08</text:p>
          </table:table-cell>
          <table:table-cell office:value-type="float" office:value="8" table:formula="of:=MINUTE([.E7])*60+SECOND([.E7])" table:style-name="ce8">
            <text:p>8,00</text:p>
          </table:table-cell>
          <table:table-cell table:number-columns-repeated="2" table:style-name="ce9"/>
          <table:table-cell office:value-type="time" office:time-value="PT0H0M0S" table:formula="of:=[.G7]+[.H7]" table:style-name="ce9">
            <text:p>0:00:00</text:p>
          </table:table-cell>
          <table:table-cell office:value-type="float" office:value="0" table:formula="of:=MINUTE([.I7])*60+SECOND([.I7])" table:style-name="ce8">
            <text:p>0,00</text:p>
          </table:table-cell>
          <table:table-cell office:value-type="float" office:value="0" table:formula="of:=[Hoja2.H7]" table:style-name="ce8">
            <text:p>0,00</text:p>
          </table:table-cell>
          <table:table-cell office:value-type="float" office:value="0" table:formula="of:=[.J3]/[.F7]*[.K7]" table:style-name="ce10">
            <text:p>0,00</text:p>
          </table:table-cell>
          <table:table-cell table:number-columns-repeated="6" table:style-name="ce3"/>
          <table:table-cell office:value-type="float" office:value="0" table:formula="of:=[.Q7]/1.094+[.R7]/39.37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YARRRML</text:p>
          </table:table-cell>
          <table:table-cell office:value-type="time" office:time-value="PT20H50M36S" table:style-name="ce2">
            <text:p>20:50</text:p>
          </table:table-cell>
          <table:table-cell office:value-type="time" office:time-value="PT20H51M23S" table:style-name="ce4">
            <text:p>20:51:23</text:p>
          </table:table-cell>
          <table:table-cell office:value-type="time" office:time-value="PT0H0M47S" table:formula="of:=[.D8]-[.C8]" table:style-name="ce4">
            <text:p>0:00:47</text:p>
          </table:table-cell>
          <table:table-cell office:value-type="float" office:value="47" table:formula="of:=MINUTE([.E8])*60+SECOND([.E8])" table:style-name="ce8">
            <text:p>47,00</text:p>
          </table:table-cell>
          <table:table-cell office:value-type="time" office:time-value="PT0H5M18S" table:style-name="ce9">
            <text:p>0:05:18</text:p>
          </table:table-cell>
          <table:table-cell office:value-type="time" office:time-value="PT0H2M51S" table:style-name="ce9">
            <text:p>0:02:51</text:p>
          </table:table-cell>
          <table:table-cell office:value-type="time" office:time-value="PT0H8M9S" table:formula="of:=[.G8]+[.H8]" table:style-name="ce9">
            <text:p>0:08:09</text:p>
          </table:table-cell>
          <table:table-cell office:value-type="float" office:value="489" table:formula="of:=MINUTE([.I8])*60+SECOND([.I8])" table:style-name="ce8">
            <text:p>489,00</text:p>
          </table:table-cell>
          <table:table-cell office:value-type="float" office:value="0" table:formula="of:=[Hoja2.H8]" table:style-name="ce8">
            <text:p>0,00</text:p>
          </table:table-cell>
          <table:table-cell office:value-type="float" office:value="0" table:formula="of:=[.J3]/MIN([.F8];[.J8])*[.K8]" table:style-name="ce10">
            <text:p>0,00</text:p>
          </table:table-cell>
          <table:table-cell office:value-type="float" office:value="91" table:style-name="ce3">
            <text:p>91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12" table:style-name="ce3">
            <text:p>12</text:p>
          </table:table-cell>
          <table:table-cell office:value-type="float" office:value="31" table:style-name="ce3">
            <text:p>31</text:p>
          </table:table-cell>
          <table:table-cell office:value-type="float" office:value="11.756322964199859" table:formula="of:=[.Q8]/1.094+[.R8]/39.37" table:style-name="ce3">
            <text:p>11,75632296</text:p>
          </table:table-cell>
          <table:table-cell office:value-type="float" office:value="3" table:style-name="ce3">
            <text:p>3</text:p>
          </table:table-cell>
          <table:table-cell table:number-columns-repeated="16364"/>
        </table:table-row>
        <table:table-row table:number-rows-repeated="1048568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All triples generated errors</text:p>
          </table:table-cell>
          <table:table-cell office:value-type="string" table:style-name="ce3">
            <text:p>Data correctness errors</text:p>
          </table:table-cell>
          <table:table-cell office:value-type="string" table:style-name="ce3">
            <text:p>Prefixes and datatypes errors</text:p>
          </table:table-cell>
          <table:table-cell office:value-type="string" table:style-name="ce3">
            <text:p>All triples generated percentage</text:p>
          </table:table-cell>
          <table:table-cell office:value-type="string" table:style-name="ce3">
            <text:p>Data correctness percentage</text:p>
          </table:table-cell>
          <table:table-cell office:value-type="string" table:style-name="ce3">
            <text:p>Prefixes and datatypes percentage</text:p>
          </table:table-cell>
          <table:table-cell office:value-type="string" table:style-name="ce3">
            <text:p>Total</text:p>
          </table:table-cell>
          <table:table-cell table:number-columns-repeated="16376"/>
        </table:table-row>
        <table:table-row table:style-name="ro1">
          <table:table-cell office:value-type="float" office:value="1" table:formula="of:=[Hoja1.A2]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.5" table:formula="of:=(19-[.B2])/19*50/100" table:style-name="ce5">
            <text:p>50%</text:p>
          </table:table-cell>
          <table:table-cell office:value-type="percentage" office:value="0.25" table:formula="of:=(19-[.C2])/19*25/100" table:style-name="ce5">
            <text:p>25%</text:p>
          </table:table-cell>
          <table:table-cell office:value-type="percentage" office:value="0.25" table:formula="of:=(19-[.D2])/19*25/100" table:style-name="ce6">
            <text:p>25,00%</text:p>
          </table:table-cell>
          <table:table-cell office:value-type="percentage" office:value="1" table:formula="of:=[.E2]+[.F2]+[.G2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2" table:formula="of:=[Hoja1.A3]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.5" table:formula="of:=(19-[.B3])/19*50/100" table:style-name="ce5">
            <text:p>50%</text:p>
          </table:table-cell>
          <table:table-cell office:value-type="percentage" office:value="0.25" table:formula="of:=(19-[.C3])/19*25/100" table:style-name="ce5">
            <text:p>25%</text:p>
          </table:table-cell>
          <table:table-cell office:value-type="percentage" office:value="0.25" table:formula="of:=(19-[.D3])/19*25/100" table:style-name="ce6">
            <text:p>25,00%</text:p>
          </table:table-cell>
          <table:table-cell office:value-type="percentage" office:value="1" table:formula="of:=[.E3]+[.F3]+[.G3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3" table:formula="of:=[Hoja1.A4]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percentage" office:value="0.31578947368421051" table:formula="of:=(19-[.B4])/19*50/100" table:style-name="ce5">
            <text:p>32%</text:p>
          </table:table-cell>
          <table:table-cell office:value-type="percentage" office:value="0.15789473684210525" table:formula="of:=(19-[.C4])/19*25/100" table:style-name="ce5">
            <text:p>16%</text:p>
          </table:table-cell>
          <table:table-cell office:value-type="percentage" office:value="0.15789473684210525" table:formula="of:=(19-[.D4])/19*25/100" table:style-name="ce6">
            <text:p>15,79%</text:p>
          </table:table-cell>
          <table:table-cell office:value-type="percentage" office:value="0.63157894736842102" table:formula="of:=[.E4]+[.F4]+[.G4]" table:style-name="ce7">
            <text:p>63,16%</text:p>
          </table:table-cell>
          <table:table-cell table:number-columns-repeated="16376"/>
        </table:table-row>
        <table:table-row table:style-name="ro1">
          <table:table-cell office:value-type="float" office:value="4" table:formula="of:=[Hoja1.A5]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percentage" office:value="0.5" table:formula="of:=(19-[.B5])/19*50/100" table:style-name="ce5">
            <text:p>50%</text:p>
          </table:table-cell>
          <table:table-cell office:value-type="percentage" office:value="0.25" table:formula="of:=(19-[.C5])/19*25/100" table:style-name="ce5">
            <text:p>25%</text:p>
          </table:table-cell>
          <table:table-cell office:value-type="percentage" office:value="0.25" table:formula="of:=(19-[.D5])/19*25/100" table:style-name="ce6">
            <text:p>25,00%</text:p>
          </table:table-cell>
          <table:table-cell office:value-type="percentage" office:value="1" table:formula="of:=[.E5]+[.F5]+[.G5]" table:style-name="ce7">
            <text:p>100,00%</text:p>
          </table:table-cell>
          <table:table-cell table:number-columns-repeated="16376"/>
        </table:table-row>
        <table:table-row table:style-name="ro1">
          <table:table-cell office:value-type="float" office:value="8" table:formula="of:=[Hoja1.A6]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percentage" office:value="0.5" table:formula="of:=(19-[.B6])/19*50/100" table:style-name="ce5">
            <text:p>50%</text:p>
          </table:table-cell>
          <table:table-cell office:value-type="percentage" office:value="0.25" table:formula="of:=(19-[.C6])/19*25/100" table:style-name="ce5">
            <text:p>25%</text:p>
          </table:table-cell>
          <table:table-cell office:value-type="percentage" office:value="0" table:formula="of:=(19-[.D6])/19*25/100" table:style-name="ce6">
            <text:p>0,00%</text:p>
          </table:table-cell>
          <table:table-cell office:value-type="percentage" office:value="0.75" table:formula="of:=[.E6]+[.F6]+[.G6]" table:style-name="ce7">
            <text:p>75,00%</text:p>
          </table:table-cell>
          <table:table-cell table:number-columns-repeated="16376"/>
        </table:table-row>
        <table:table-row table:style-name="ro1">
          <table:table-cell office:value-type="float" office:value="9" table:formula="of:=[Hoja1.A7]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percentage" office:value="0" table:formula="of:=(19-[.B7])/19*50/100" table:style-name="ce5">
            <text:p>0%</text:p>
          </table:table-cell>
          <table:table-cell office:value-type="percentage" office:value="0" table:formula="of:=(19-[.C7])/19*25/100" table:style-name="ce5">
            <text:p>0%</text:p>
          </table:table-cell>
          <table:table-cell office:value-type="percentage" office:value="0" table:formula="of:=(19-[.D7])/19*25/100" table:style-name="ce6">
            <text:p>0,00%</text:p>
          </table:table-cell>
          <table:table-cell office:value-type="percentage" office:value="0" table:formula="of:=[.E7]+[.F7]+[.G7]" table:style-name="ce7">
            <text:p>0,00%</text:p>
          </table:table-cell>
          <table:table-cell table:number-columns-repeated="16376"/>
        </table:table-row>
        <table:table-row table:style-name="ro1">
          <table:table-cell office:value-type="float" office:value="13" table:formula="of:=[Hoja1.A8]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office:value-type="percentage" office:value="0" table:formula="of:=(19-[.B8])/19*50/100" table:style-name="ce5">
            <text:p>0%</text:p>
          </table:table-cell>
          <table:table-cell office:value-type="percentage" office:value="0" table:formula="of:=(19-[.C8])/19*25/100" table:style-name="ce5">
            <text:p>0%</text:p>
          </table:table-cell>
          <table:table-cell office:value-type="percentage" office:value="0" table:formula="of:=(19-[.D8])/19*25/100" table:style-name="ce6">
            <text:p>0,00%</text:p>
          </table:table-cell>
          <table:table-cell office:value-type="percentage" office:value="0" table:formula="of:=[.E8]+[.F8]+[.G8]" table:style-name="ce7">
            <text:p>0,00%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number:time-style style:name="N3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optiplex780-1</meta:initial-creator>
    <dc:creator>optiplex780-1</dc:creator>
    <meta:creation-date>2019-05-06T09:05:55Z</meta:creation-date>
    <dc:date>2019-09-05T10:17:24Z</dc:date>
  </office:meta>
</office:document-meta>
</file>